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395cm" fo:margin-left="-0.374cm" table:align="left" style:writing-mode="lr-tb"/>
    </style:style>
    <style:style style:name="Tableau1.A" style:family="table-column">
      <style:table-column-properties style:column-width="16.395cm"/>
    </style:style>
    <style:style style:name="Tableau1.1" style:family="table-row">
      <style:table-row-properties style:min-row-height="4.923cm"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8.546cm" style:keep-together="true" fo:keep-together="auto"/>
    </style:style>
    <style:style style:name="P1" style:family="paragraph" style:parent-style-name="Text_20_body">
      <style:paragraph-properties style:writing-mode="lr-tb"/>
      <style:text-properties fo:font-weight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/>
    </style:style>
    <style:style style:name="P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3.863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style:snap-to-layout-grid="false"/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13" style:family="paragraph" style:parent-style-name="Standard">
      <style:paragraph-properties fo:text-align="start" style:justify-single-word="false">
        <style:tab-stops>
          <style:tab-stop style:position="3.863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3.863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/>
    </style:style>
    <style:style style:name="P17" style:family="paragraph"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4pt" style:font-size-asian="14pt" style:font-size-complex="14pt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tructurereferente_lib_struct" text:name="structurereferente_lib_struc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dossier_matricule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contratinsertion_observ_ci"/>
        <text:user-field-decl office:value-type="string" office:string-value="serviceinstructeur_lib_service" text:name="serviceinstructeur_lib_service"/>
      </text:user-field-decls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5">FICHE DE LIAISON</text:p>
      <text:p text:style-name="P12"><text:s text:c="2"/>Mission Insertion </text:p>
      <text:p text:style-name="P6"/>
      <text:p text:style-name="P6">De la Mission Insertion à l'Organisme Agréé<text:span text:style-name="T1"> </text:span><text:span text:style-name="T1"><text:user-field-get text:name="structurereferente_lib_struc">structurereferente_lib_struct</text:user-field-get></text:span>. <text:s/></text:p>
      <text:p text:style-name="P2"/>
      <text:p text:style-name="Standard"><text:span text:style-name="T3">Dossier de </text:span><text:span text:style-name="T2">:</text:span><text:span text:style-name="T4"><text:tab/></text:span></text:p>
      <text:p text:style-name="P10"><text:tab/></text:p>
      <text:p text:style-name="P8"><text:s text:c="7"/>Nom, prénom : <text:user-field-get text:name="personne_qual"/> <text:user-field-get text:name="personne_nom"/> <text:user-field-get text:name="personne_prenom"/></text:p>
      <text:p text:style-name="P8"/>
      <text:p text:style-name="P8"><text:s text:c="7"/>N° allocataire : <text:user-field-get text:name="dossier_matricule"/></text:p>
      <text:p text:style-name="P8"/>
      <text:p text:style-name="P8"><text:s text:c="7"/>Demeurant à : <text:user-field-get text:name="adresse_numvoie"/> <text:user-field-get text:name="adresse_typevoie"/> <text:user-field-get text:name="adresse_nomvoie"/></text:p>
      <text:p text:style-name="P1"><text:tab/><text:tab/><text:tab/><text:user-field-get text:name="adresse_compladr"/><text:tab/> </text:p>
      <text:p text:style-name="P8"><text:tab/><text:user-field-get text:name="adresse_codepos"/> <text:s/><text:user-field-get text:name="adresse_locaadr"/></text:p>
      <text:p text:style-name="P13"><text:tab/></text:p>
      <text:p text:style-name="P8"><text:s text:c="7"/>Canton :</text:p>
      <text:p text:style-name="P7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9"/>
            <text:p text:style-name="P9">Motif(s) de la non validation du CER :</text:p>
            <text:p text:style-name="P7"/>
            <text:p text:style-name="P7"/>
            <text:p text:style-name="P7"><draw:custom-shape text:anchor-type="char" draw:z-index="0" draw:style-name="gr1" draw:text-style-name="P17" svg:width="0.477cm" svg:height="0.371cm" svg:x="0.755cm" svg:y="0.164cm"><text:p/><draw:enhanced-geometry svg:viewBox="0 0 21600 21600" draw:type="rectangle" draw:enhanced-path="M 0 0 L 21600 0 21600 21600 0 21600 0 0 Z N"/></draw:custom-shape> <text:s text:c="12"/>La durée du CER est à revoir,</text:p>
            <text:p text:style-name="Standard"/>
            <text:p text:style-name="P7"><draw:custom-shape text:anchor-type="char" draw:z-index="4" draw:style-name="gr1" draw:text-style-name="P17" svg:width="0.53cm" svg:height="0.371cm" svg:x="0.736cm" svg:y="0.09cm"><text:p/><draw:enhanced-geometry svg:viewBox="0 0 21600 21600" draw:type="rectangle" draw:enhanced-path="M 0 0 L 21600 0 21600 21600 0 21600 0 0 Z N"/></draw:custom-shape> <text:s text:c="12"/>Éléments historiques incomplets,</text:p>
            <text:p text:style-name="P7"/>
            <text:p text:style-name="P7"><draw:custom-shape text:anchor-type="char" draw:z-index="1" draw:style-name="gr1" draw:text-style-name="P17" svg:width="0.477cm" svg:height="0.371cm" svg:x="0.755cm" svg:y="0.164cm"><text:p/><draw:enhanced-geometry svg:viewBox="0 0 21600 21600" draw:type="rectangle" draw:enhanced-path="M 0 0 L 21600 0 21600 21600 0 21600 0 0 Z N"/></draw:custom-shape> <text:s text:c="12"/>Le contenu du CER ne correspond pas à l'orientation SOCIALE,</text:p>
            <text:p text:style-name="P7"><text:s text:c="13"/></text:p>
            <text:p text:style-name="P7"><draw:custom-shape text:anchor-type="char" draw:z-index="2" draw:style-name="gr1" draw:text-style-name="P17" svg:width="0.477cm" svg:height="0.371cm" svg:x="0.755cm" svg:y="0.164cm"><text:p/><draw:enhanced-geometry svg:viewBox="0 0 21600 21600" draw:type="rectangle" draw:enhanced-path="M 0 0 L 21600 0 21600 21600 0 21600 0 0 Z N"/></draw:custom-shape> <text:s text:c="12"/>Le projet de parcours d'insertion doit être réexaminé,</text:p>
            <text:p text:style-name="P7"/>
            <text:p text:style-name="P7"><draw:custom-shape text:anchor-type="char" draw:z-index="3" draw:style-name="gr1" draw:text-style-name="P17" svg:width="0.477cm" svg:height="0.371cm" svg:x="0.755cm" svg:y="0.164cm"><text:p/><draw:enhanced-geometry svg:viewBox="0 0 21600 21600" draw:type="rectangle" draw:enhanced-path="M 0 0 L 21600 0 21600 21600 0 21600 0 0 Z N"/></draw:custom-shape> <text:s text:c="13"/>Droit radié ou clos,</text:p>
            <text:p text:style-name="Standard"/>
            <text:p text:style-name="Standard"><text:span text:style-name="T3"><text:s text:c="7"/></text:span><draw:custom-shape text:anchor-type="char" draw:z-index="5" draw:style-name="gr1" draw:text-style-name="P17" svg:width="0.477cm" svg:height="0.371cm" svg:x="0.755cm" svg:y="0.164cm"><text:p/><draw:enhanced-geometry svg:viewBox="0 0 21600 21600" draw:type="rectangle" draw:enhanced-path="M 0 0 L 21600 0 21600 21600 0 21600 0 0 Z N"/></draw:custom-shape><text:span text:style-name="T3"> <text:s text:c="7"/>Nécessité de positionnement sur une action d'insertion.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7"/>
            <text:p text:style-name="P7"/>
          </table:table-cell>
        </table:table-row>
        <text:soft-page-break/>
        <table:table-row table:style-name="Tableau1.2">
          <table:table-cell table:style-name="Tableau1.A1" office:value-type="string">
            <text:p text:style-name="P9">Informations complémentaires de la Mission Insertion :</text:p>
            <text:p text:style-name="P9"/>
            <text:p text:style-name="P9"><text:user-field-get text:name="contratinsertion_observ_ci"/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Date : le...................................................... <text:s text:c="10"/>Signature</text:p>
          </table:table-cell>
        </table:table-row>
      </table:table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68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E LIAISON</dc:title>
    <meta:initial-creator>pgz</meta:initial-creator>
    <meta:creation-date>2007-07-26T17:38:00</meta:creation-date>
    <dc:creator>Christophe DANOT</dc:creator>
    <dc:date>2012-01-30T10:20:50.19</dc:date>
    <meta:print-date>2007-07-26T09:47:00</meta:print-date>
    <meta:editing-cycles>8</meta:editing-cycles>
    <meta:editing-duration>PT15M9S</meta:editing-duration>
    <meta:generator>LibreOffice/3.4$Win32 LibreOffice_project/340m1$Build-402</meta:generator>
    <meta:document-statistic meta:table-count="1" meta:image-count="0" meta:object-count="0" meta:page-count="2" meta:paragraph-count="23" meta:word-count="85" meta:character-count="750" meta:non-whitespace-character-count="516"/>
    <meta:user-defined meta:name="Info 1"/>
    <meta:user-defined meta:name="Info 2"/>
    <meta:user-defined meta:name="Info 3"/>
    <meta:user-defined meta:name="Info 4"/>
  </office:meta>
</office:document-meta>
</file>